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 Black" svg:font-family="'Arial Black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svg:stroke-linecap="butt" draw:fill="solid" draw:fill-color="#c6d9f1" draw:textarea-vertical-align="middle" draw:auto-grow-height="false" draw:fit-to-size="false" style:shrink-to-fit="false" fo:min-height="1.717cm" fo:min-width="5.4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26cm" svg:stroke-color="#000000" svg:stroke-linecap="butt" draw:fill="solid" draw:fill-color="#fdeada" draw:textarea-vertical-align="middle" draw:auto-grow-height="false" draw:fit-to-size="false" style:shrink-to-fit="false" fo:min-height="1.136cm" fo:min-width="5.4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000000" svg:stroke-linecap="butt" draw:fill="solid" draw:fill-color="#fdeada" draw:textarea-vertical-align="middle" draw:auto-grow-height="false" draw:fit-to-size="false" style:shrink-to-fit="false" fo:min-height="0.943cm" fo:min-width="5.4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000000" svg:stroke-linecap="butt" draw:fill="solid" draw:fill-color="#c6d9f1" draw:textarea-vertical-align="middle" draw:auto-grow-height="false" draw:fit-to-size="false" style:shrink-to-fit="false" fo:min-height="1.372cm" fo:min-width="5.4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dash" draw:stroke-dash="Dashed_20__28_var_29__20_4" svg:stroke-width="0.071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0.83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0.86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1.3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c6d9f1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fdeada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underline-style="none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style:text-underline-styl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text-underline-style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text-underline-style="none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text-underline-style="none" style:font-size-asian="11pt" style:font-size-complex="11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text-underline-style="none" style:font-size-asian="11pt" style:font-size-complex="11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text-underline-style="none" style:font-size-asian="12pt" style:font-size-complex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text-underline-style="none" style:font-size-asian="12pt" style:font-size-complex="1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none" fo:hyphenate="false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1pt" fo:letter-spacing="normal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-33% 58%" style:font-name="Calibri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33% 58%" style:font-name="Calibri1" fo:font-size="13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1" draw:layer="layout" svg:width="5.915cm" svg:height="1.966cm" svg:x="2.722cm" svg:y="3.622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5.915cm" svg:height="1.385cm" svg:x="10.87cm" svg:y="17.9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Rectangle 6" draw:style-name="gr3" draw:text-style-name="P3" draw:layer="layout" svg:width="4.737cm" svg:height="1.45cm" svg:x="7.45cm" svg:y="0.868cm">
            <text:p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4" draw:text-style-name="P5" draw:layer="layout" svg:width="4.241cm" svg:height="1.013cm" svg:x="7.713cm" svg:y="1.016cm">
            <text:p text:style-name="P4"><text:span text:style-name="T1">Original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5" draw:text-style-name="P6" draw:layer="layout" svg:width="6.029cm" svg:height="1.45cm" svg:x="6.781cm" svg:y="23.275cm">
            <text:p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4" draw:text-style-name="P5" draw:layer="layout" svg:width="5.426cm" svg:height="1.013cm" svg:x="7.049cm" svg:y="23.423cm">
            <text:p text:style-name="P4"><text:span text:style-name="T2">Compressed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1" draw:style-name="gr6" draw:text-style-name="P2" draw:layer="layout" svg:width="5.915cm" svg:height="1.192cm" svg:x="10.87cm" svg:y="13.0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" draw:layer="layout" svg:width="5.915cm" svg:height="1.621cm" svg:x="2.722cm" svg:y="6.761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7" draw:layer="layout" svg:x1="5.68cm" svg:y1="12.337cm" svg:x2="5.681cm" svg:y2="21.717cm">
          <text:p/>
        </draw:line>
        <draw:line draw:name="Straight Connector 15" draw:style-name="gr8" draw:text-style-name="P7" draw:layer="layout" svg:x1="13.827cm" svg:y1="3.651cm" svg:x2="13.828cm" svg:y2="13.031cm">
          <text:p/>
        </draw:line>
        <draw:custom-shape draw:name="Straight Arrow Connector 17" draw:style-name="gr9" draw:text-style-name="P7" draw:layer="layout" svg:width="0.001cm" svg:height="1.116cm" svg:x="5.587cm" svg:y="5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9" draw:text-style-name="P7" draw:layer="layout" svg:width="1.769cm" svg:height="1.303cm" svg:x="5.678cm" svg:y="2.3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9" draw:text-style-name="P7" draw:layer="layout" svg:width="1.638cm" svg:height="1.332cm" svg:x="12.188cm" svg:y="2.3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5" draw:style-name="gr9" draw:text-style-name="P7" draw:layer="layout" svg:width="1.099cm" svg:height="1.556cm" svg:x="5.682cm" svg:y="21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9" draw:text-style-name="P7" draw:layer="layout" svg:width="1.015cm" svg:height="1.556cm" svg:x="12.811cm" svg:y="21.7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1" draw:style-name="gr10" draw:text-style-name="P7" draw:layer="layout" svg:width="0.001cm" svg:height="1.087cm" svg:x="13.827cm" svg:y="16.8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4" draw:style-name="gr4" draw:text-style-name="P9" draw:layer="layout" svg:width="3.318cm" svg:height="0.843cm" svg:x="3.315cm" svg:y="3.615cm">
          <text:p text:style-name="P8"><text:span text:style-name="T3">Read and tr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" draw:text-style-name="P11" draw:layer="layout" svg:width="6.028cm" svg:height="1.351cm" svg:x="2.701cm" svg:y="6.858cm">
          <text:p text:style-name="P10"><text:span text:style-name="T4">Convert to floating-point</text:span></text:p>
          <text:p text:style-name="P10"><text:span text:style-name="T4">and then to component 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" draw:text-style-name="P13" draw:layer="layout" svg:width="5.913cm" svg:height="1.276cm" svg:x="10.872cm" svg:y="18.047cm">
          <text:p text:style-name="P12"><text:span text:style-name="T5">Convert a, b, c, d into Y values and</text:span></text:p>
          <text:p text:style-name="P12"><text:span text:style-name="T6">Four-bit chroma codes into </text:span><text:span text:style-name="T5">P</text:span><text:span text:style-name="T7">B</text:span><text:span text:style-name="T5">, P</text:span><text:span text:style-name="T7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3" draw:text-style-name="P15" draw:layer="layout" svg:width="4.901cm" svg:height="1.265cm" svg:x="10.946cm" svg:y="13.032cm">
          <text:p text:style-name="P14"><text:span text:style-name="T8">Quantize pixel and add to</text:span></text:p>
          <text:p text:style-name="P14"><text:span text:style-name="T8">pixmap→pixel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_0" draw:style-name="gr7" draw:text-style-name="P1" draw:layer="layout" svg:width="5.915cm" svg:height="1.621cm" svg:x="2.85cm" svg:y="9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_0" draw:style-name="gr14" draw:text-style-name="P7" draw:layer="layout" svg:width="0.001cm" svg:height="1.116cm" svg:x="5.715cm" svg:y="8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_0" draw:style-name="gr15" draw:text-style-name="P11" draw:layer="layout" svg:width="5.537cm" svg:height="1.461cm" svg:x="3.043cm" svg:y="9.825cm">
          <text:p text:style-name="P10"><text:span text:style-name="T4">T</text:span><text:span text:style-name="T4">u</text:span><text:span text:style-name="T4">r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 </text:span><text:span text:style-name="T4">v</text:span><text:span text:style-name="T4">i</text:span><text:span text:style-name="T4">d</text:span><text:span text:style-name="T4">e</text:span><text:span text:style-name="T4">o</text:span><text:span text:style-name="T4"> </text:span><text:span text:style-name="T4">i</text:span><text:span text:style-name="T4">n</text:span><text:span text:style-name="T4">t</text:span><text:span text:style-name="T4">o</text:span></text:p>
          <text:p text:style-name="P10"><text:span text:style-name="T4">a</text:span><text:span text:style-name="T4">,</text:span><text:span text:style-name="T4"> </text:span><text:span text:style-name="T4">b</text:span><text:span text:style-name="T4">,</text:span><text:span text:style-name="T4"> </text:span><text:span text:style-name="T4">c</text:span><text:span text:style-name="T4">,</text:span><text:span text:style-name="T4"> </text:span><text:span text:style-name="T4">d</text:span><text:span text:style-name="T4">,</text:span><text:span text:style-name="T4"> </text:span><text:span text:style-name="T4">P</text:span><text:span text:style-name="T9">B</text:span><text:span text:style-name="T4">,</text:span><text:span text:style-name="T4"> </text:span><text:span text:style-name="T4">P</text:span><text:span text:style-name="T9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_1" draw:style-name="gr7" draw:text-style-name="P1" draw:layer="layout" svg:width="5.915cm" svg:height="1.621cm" svg:x="2.85cm" svg:y="12.3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_1" draw:style-name="gr14" draw:text-style-name="P7" draw:layer="layout" svg:width="0.001cm" svg:height="1.116cm" svg:x="5.715cm" svg:y="11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_1" draw:style-name="gr16" draw:text-style-name="P16" draw:layer="layout" svg:width="5.524cm" svg:height="1.433cm" svg:x="3.048cm" svg:y="12.537cm">
          <text:p text:style-name="P8"><text:span text:style-name="T3">Pack 2-by-2 blocks into a </text:span></text:p>
          <text:p text:style-name="P8"><text:span text:style-name="T3">32-bit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_2" draw:style-name="gr7" draw:text-style-name="P1" draw:layer="layout" svg:width="5.915cm" svg:height="1.621cm" svg:x="2.794cm" svg:y="15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_2" draw:style-name="gr14" draw:text-style-name="P7" draw:layer="layout" svg:width="0.001cm" svg:height="1.116cm" svg:x="5.659cm" svg:y="13.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5_2" draw:style-name="gr17" draw:text-style-name="P16" draw:layer="layout" svg:width="5.342cm" svg:height="0.843cm" svg:x="3.04cm" svg:y="15.413cm">
          <text:p text:style-name="P8"><text:span text:style-name="T3">Print to standar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0" draw:style-name="gr2" draw:text-style-name="P2" draw:layer="layout" svg:width="5.915cm" svg:height="1.385cm" svg:x="10.922cm" svg:y="20.3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_0" draw:style-name="gr10" draw:text-style-name="P7" draw:layer="layout" svg:width="0.001cm" svg:height="1.087cm" svg:x="13.879cm" svg:y="19.3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_0" draw:style-name="gr18" draw:text-style-name="P15" draw:layer="layout" svg:width="5.85cm" svg:height="0.758cm" svg:x="11.168cm" svg:y="20.828cm">
          <text:p text:style-name="P14"><text:span text:style-name="T8">Read header and allocate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" draw:text-style-name="P2" draw:layer="layout" svg:width="5.915cm" svg:height="1.385cm" svg:x="10.87cm" svg:y="15.3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_1" draw:style-name="gr10" draw:text-style-name="P7" draw:layer="layout" svg:width="0.001cm" svg:height="1.087cm" svg:x="13.827cm" svg:y="14.2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_1" draw:style-name="gr19" draw:text-style-name="P15" draw:layer="layout" svg:width="5.824cm" svg:height="1.265cm" svg:x="10.961cm" svg:y="15.433cm">
          <text:p text:style-name="P14"><text:span text:style-name="T8">Transform pixel from</text:span></text:p>
          <text:p text:style-name="P14"><text:span text:style-name="T8">component-video to RGB-col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" draw:style-name="gr2" draw:text-style-name="P2" draw:layer="layout" svg:width="5.915cm" svg:height="1.385cm" svg:x="10.922cm" svg:y="9.9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_2" draw:style-name="gr10" draw:text-style-name="P7" draw:layer="layout" svg:width="0.001cm" svg:height="1.087cm" svg:x="13.879cm" svg:y="8.8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_2" draw:style-name="gr20" draw:text-style-name="P15" draw:layer="layout" svg:width="5.549cm" svg:height="1.265cm" svg:x="10.961cm" svg:y="10.099cm">
          <text:p text:style-name="P14"><text:span text:style-name="T8">Print decompressed image to</text:span></text:p>
          <text:p text:style-name="P14"><text:span text:style-name="T8">standar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_4" draw:style-name="gr21" draw:text-style-name="P7" draw:layer="layout" svg:width="0.002cm" svg:height="1.59cm" svg:x="13.827cm" svg:y="11.36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 Black" svg:font-family="'Arial Black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4.24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4.73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5.444cm" svg:x="1.429cm" svg:y="7.89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4.444cm" svg:height="1.351cm" svg:x="0.953cm" svg:y="23.542cm" presentation:class="date-time" presentation:user-transformed="true">
        <draw:text-box>
          <text:p text:style-name="MP7"><text:span text:style-name="MT2"><text:date style:data-style-name="D1" text:date-value="2025-02-24">2/24/25</text:date></text:span></text:p>
        </draw:text-box>
      </draw:frame>
      <draw:frame draw:name="Footer Placeholder 4" presentation:style-name="Mpr2" draw:text-style-name="MP8" draw:layer="backgroundobjects" svg:width="6.032cm" svg:height="1.351cm" svg:x="6.509cm" svg:y="23.5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444cm" svg:height="1.351cm" svg:x="13.653cm" svg:y="23.5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egan</meta:initial-creator>
    <meta:editing-cycles>4</meta:editing-cycles>
    <meta:creation-date>2018-12-25T11:49:24</meta:creation-date>
    <dc:date>2025-02-24T22:25:43.655020234</dc:date>
    <meta:editing-duration>PT21M2S</meta:editing-duration>
    <meta:generator>LibreOffice/6.4.7.2$Linux_X86_64 LibreOffice_project/40$Build-2</meta:generator>
    <meta:document-statistic meta:object-count="63"/>
    <meta:user-defined meta:name="AppVersion">14.0000</meta:user-defined>
    <meta:user-defined meta:name="Company">University of Mary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Letter Paper (8.5x11 in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